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366cm" svg:height="12.192cm" svg:x="1.508cm" svg:y="4.556cm">
          <text:p/>
        </draw:rect>
        <draw:frame draw:style-name="gr2" draw:layer="layout" svg:width="1.984cm" svg:height="0.963cm" svg:x="1.937cm" svg:y="4.683cm">
          <draw:text-box>
            <text:p>State</text:p>
          </draw:text-box>
        </draw:frame>
        <draw:rect draw:style-name="gr3" draw:text-style-name="P1" draw:layer="layout" svg:width="6.858cm" svg:height="1.143cm" svg:x="1.762cm" svg:y="5.699cm">
          <text:p/>
        </draw:rect>
        <draw:rect draw:style-name="gr3" draw:text-style-name="P1" draw:layer="layout" svg:width="6.858cm" svg:height="3.937cm" svg:x="1.762cm" svg:y="11.033cm">
          <text:p/>
        </draw:rect>
        <draw:rect draw:style-name="gr3" draw:text-style-name="P1" draw:layer="layout" svg:width="6.858cm" svg:height="1.143cm" svg:x="1.762cm" svg:y="15.097cm">
          <text:p/>
        </draw:rect>
        <draw:rect draw:style-name="gr3" draw:text-style-name="P1" draw:layer="layout" svg:width="6.858cm" svg:height="3.937cm" svg:x="1.762cm" svg:y="6.969cm">
          <text:p/>
        </draw:rect>
        <draw:rect draw:style-name="gr1" draw:text-style-name="P1" draw:layer="layout" svg:width="7.366cm" svg:height="12.192cm" svg:x="19.034cm" svg:y="4.556cm">
          <text:p/>
        </draw:rect>
        <draw:frame draw:style-name="gr2" draw:layer="layout" svg:width="2.106cm" svg:height="0.963cm" svg:x="19.463cm" svg:y="4.683cm">
          <draw:text-box>
            <text:p>State'</text:p>
          </draw:text-box>
        </draw:frame>
        <draw:rect draw:style-name="gr3" draw:text-style-name="P1" draw:layer="layout" svg:width="6.858cm" svg:height="1.143cm" svg:x="19.288cm" svg:y="5.699cm">
          <text:p/>
        </draw:rect>
        <draw:rect draw:style-name="gr3" draw:text-style-name="P1" draw:layer="layout" svg:width="6.858cm" svg:height="3.937cm" svg:x="19.288cm" svg:y="11.033cm">
          <text:p/>
        </draw:rect>
        <draw:rect draw:style-name="gr3" draw:text-style-name="P1" draw:layer="layout" svg:width="6.858cm" svg:height="1.143cm" svg:x="19.288cm" svg:y="15.097cm">
          <text:p/>
        </draw:rect>
        <draw:rect draw:style-name="gr3" draw:text-style-name="P1" draw:layer="layout" svg:width="6.858cm" svg:height="3.937cm" svg:x="19.288cm" svg:y="6.969cm">
          <text:p/>
        </draw:rect>
        <draw:rect draw:style-name="gr1" draw:text-style-name="P1" draw:layer="layout" svg:width="5.334cm" svg:height="8.382cm" svg:x="11.287cm" svg:y="6.461cm">
          <text:p/>
        </draw:rect>
        <draw:line draw:style-name="gr4" draw:text-style-name="P1" draw:layer="layout" svg:x1="9.128cm" svg:y1="10.525cm" svg:x2="10.906cm" svg:y2="10.525cm">
          <text:p/>
        </draw:line>
        <draw:line draw:style-name="gr4" draw:text-style-name="P1" draw:layer="layout" svg:x1="17.002cm" svg:y1="10.525cm" svg:x2="18.78cm" svg:y2="10.525cm">
          <text:p/>
        </draw:line>
        <draw:frame draw:style-name="gr2" draw:text-style-name="P2" draw:layer="layout" svg:width="2.377cm" svg:height="0.725cm" svg:x="1.633cm" svg:y="5.66cm">
          <draw:text-box>
            <text:p text:style-name="P2"><text:span text:style-name="T1">14c5f8ba:</text:span></text:p>
          </draw:text-box>
        </draw:frame>
        <draw:frame draw:style-name="gr2" draw:text-style-name="P2" draw:layer="layout" svg:width="2.42cm" svg:height="0.725cm" svg:x="1.755cm" svg:y="6.207cm">
          <draw:text-box>
            <text:p text:style-name="P2"><text:span text:style-name="T1">- 1024 eth</text:span></text:p>
          </draw:text-box>
        </draw:frame>
        <draw:frame draw:style-name="gr2" draw:text-style-name="P2" draw:layer="layout" svg:width="2.517cm" svg:height="0.725cm" svg:x="1.671cm" svg:y="7.006cm">
          <draw:text-box>
            <text:p text:style-name="P2"><text:span text:style-name="T1">bb75a980:</text:span></text:p>
          </draw:text-box>
        </draw:frame>
        <draw:frame draw:style-name="gr2" draw:text-style-name="P2" draw:layer="layout" svg:width="2.42cm" svg:height="0.725cm" svg:x="1.762cm" svg:y="7.604cm">
          <draw:text-box>
            <text:p text:style-name="P2"><text:span text:style-name="T1">- 5202 eth</text:span></text:p>
          </draw:text-box>
        </draw:frame>
        <draw:frame draw:style-name="gr2" draw:text-style-name="P2" draw:layer="layout" svg:width="2.377cm" svg:height="0.725cm" svg:x="19.161cm" svg:y="5.699cm">
          <draw:text-box>
            <text:p text:style-name="P2"><text:span text:style-name="T1">14c5f8ba:</text:span></text:p>
          </draw:text-box>
        </draw:frame>
        <draw:frame draw:style-name="gr2" draw:text-style-name="P2" draw:layer="layout" svg:width="2.42cm" svg:height="0.725cm" svg:x="19.288cm" svg:y="6.207cm">
          <draw:text-box>
            <text:p text:style-name="P2"><text:span text:style-name="T1">- 1014 eth</text:span></text:p>
          </draw:text-box>
        </draw:frame>
        <draw:frame draw:style-name="gr2" draw:text-style-name="P2" draw:layer="layout" svg:width="2.517cm" svg:height="0.725cm" svg:x="19.184cm" svg:y="7.006cm">
          <draw:text-box>
            <text:p text:style-name="P2"><text:span text:style-name="T1">bb75a980:</text:span></text:p>
          </draw:text-box>
        </draw:frame>
        <draw:frame draw:style-name="gr2" draw:text-style-name="P2" draw:layer="layout" svg:width="2.42cm" svg:height="0.725cm" svg:x="19.288cm" svg:y="7.604cm">
          <draw:text-box>
            <text:p text:style-name="P2"><text:span text:style-name="T1">- 5212 eth</text:span></text:p>
          </draw:text-box>
        </draw:frame>
        <draw:frame draw:style-name="gr2" draw:text-style-name="P3" draw:layer="layout" svg:width="6.894cm" svg:height="1.029cm" svg:x="1.726cm" svg:y="8.48cm">
          <draw:text-box>
            <text:p text:style-name="P3"><text:span text:style-name="T2">if !contract.storage[tx.data[0]]:</text:span></text:p>
            <text:p text:style-name="P3"><text:span text:style-name="T2"><text:s text:c="4"/></text:span><text:span text:style-name="T2">contract.storage[tx.data[0]] = tx.data[1]</text:span></text:p>
          </draw:text-box>
        </draw:frame>
        <draw:frame draw:style-name="gr2" draw:text-style-name="P3" draw:layer="layout" svg:width="6.894cm" svg:height="1.029cm" svg:x="19.252cm" svg:y="8.493cm">
          <draw:text-box>
            <text:p text:style-name="P3"><text:span text:style-name="T2">if !contract.storage[tx.data[0]]:</text:span></text:p>
            <text:p text:style-name="P3"><text:span text:style-name="T2"><text:s text:c="4"/></text:span><text:span text:style-name="T2">contract.storage[tx.data[0]] = tx.data[1]</text:span></text:p>
          </draw:text-box>
        </draw:frame>
        <draw:frame draw:style-name="gr2" draw:text-style-name="P2" draw:layer="layout" svg:width="5.091cm" svg:height="0.725cm" svg:x="1.671cm" svg:y="9.851cm">
          <draw:text-box>
            <text:p text:style-name="P2"><text:span text:style-name="T1">[0, 235235, 0, ALICE ….</text:span></text:p>
          </draw:text-box>
        </draw:frame>
        <draw:frame draw:style-name="gr2" draw:text-style-name="P2" draw:layer="layout" svg:width="6.691cm" svg:height="0.725cm" svg:x="19.197cm" svg:y="9.89cm">
          <draw:text-box>
            <text:p text:style-name="P2"><text:span text:style-name="T1">[0, 235235, CHARLIE, ALICE ….</text:span></text:p>
          </draw:text-box>
        </draw:frame>
        <draw:frame draw:style-name="gr2" draw:text-style-name="P2" draw:layer="layout" svg:width="2.288cm" svg:height="0.725cm" svg:x="1.671cm" svg:y="11.07cm">
          <draw:text-box>
            <text:p text:style-name="P2"><text:span text:style-name="T1">892bf92f:</text:span></text:p>
          </draw:text-box>
        </draw:frame>
        <draw:frame draw:style-name="gr2" draw:text-style-name="P2" draw:layer="layout" svg:width="2.288cm" svg:height="0.725cm" svg:x="19.286cm" svg:y="11.07cm">
          <draw:text-box>
            <text:p text:style-name="P2"><text:span text:style-name="T1">892bf92f:</text:span></text:p>
          </draw:text-box>
        </draw:frame>
        <draw:frame draw:style-name="gr2" draw:text-style-name="P2" draw:layer="layout" svg:width="1.709cm" svg:height="0.725cm" svg:x="1.762cm" svg:y="11.578cm">
          <draw:text-box>
            <text:p text:style-name="P2"><text:span text:style-name="T1">- 0 eth</text:span></text:p>
          </draw:text-box>
        </draw:frame>
        <draw:frame draw:style-name="gr2" draw:text-style-name="P2" draw:layer="layout" svg:width="1.709cm" svg:height="0.725cm" svg:x="19.415cm" svg:y="11.578cm">
          <draw:text-box>
            <text:p text:style-name="P2"><text:span text:style-name="T1">- 0 eth</text:span></text:p>
          </draw:text-box>
        </draw:frame>
        <draw:frame draw:style-name="gr2" draw:text-style-name="P2" draw:layer="layout" svg:width="2.517cm" svg:height="0.725cm" svg:x="1.635cm" svg:y="15.007cm">
          <draw:text-box>
            <text:p text:style-name="P2"><text:span text:style-name="T1">4096ad65:</text:span></text:p>
          </draw:text-box>
        </draw:frame>
        <draw:frame draw:style-name="gr2" draw:text-style-name="P2" draw:layer="layout" svg:width="2.517cm" svg:height="0.725cm" svg:x="19.184cm" svg:y="15.007cm">
          <draw:text-box>
            <text:p text:style-name="P2"><text:span text:style-name="T1">4096ad65:</text:span></text:p>
          </draw:text-box>
        </draw:frame>
        <draw:frame draw:style-name="gr2" draw:text-style-name="P2" draw:layer="layout" svg:width="1.946cm" svg:height="0.725cm" svg:x="1.704cm" svg:y="15.515cm">
          <draw:text-box>
            <text:p text:style-name="P2"><text:span text:style-name="T1">- 77 eth</text:span></text:p>
          </draw:text-box>
        </draw:frame>
        <draw:frame draw:style-name="gr2" draw:text-style-name="P2" draw:layer="layout" svg:width="1.946cm" svg:height="0.725cm" svg:x="19.288cm" svg:y="15.515cm">
          <draw:text-box>
            <text:p text:style-name="P2"><text:span text:style-name="T1">- 77 eth</text:span></text:p>
          </draw:text-box>
        </draw:frame>
        <draw:frame draw:style-name="gr2" draw:text-style-name="P4" draw:layer="layout" svg:width="6.302cm" svg:height="1.418cm" svg:x="1.81cm" svg:y="12.43cm">
          <draw:text-box>
            <text:p><text:span text:style-name="T3">send(tx.value / 3, contract.storage[0])</text:span></text:p>
            <text:p><text:span text:style-name="T3">send(tx.value / 3, contract.storage[1])</text:span></text:p>
            <text:p><text:span text:style-name="T3">send(tx.value / 3, contract.storage[2])</text:span></text:p>
          </draw:text-box>
        </draw:frame>
        <draw:frame draw:style-name="gr2" draw:text-style-name="P4" draw:layer="layout" svg:width="6.302cm" svg:height="1.418cm" svg:x="19.336cm" svg:y="12.43cm">
          <draw:text-box>
            <text:p><text:span text:style-name="T3">send(tx.value / 3, contract.storage[0])</text:span></text:p>
            <text:p><text:span text:style-name="T3">send(tx.value / 3, contract.storage[1])</text:span></text:p>
            <text:p><text:span text:style-name="T3">send(tx.value / 3, contract.storage[2])</text:span></text:p>
          </draw:text-box>
        </draw:frame>
        <draw:frame draw:style-name="gr2" draw:text-style-name="P2" draw:layer="layout" svg:width="5.091cm" svg:height="0.725cm" svg:x="1.635cm" svg:y="13.991cm">
          <draw:text-box>
            <text:p text:style-name="P2"><text:span text:style-name="T1">[0, 235235, 0, ALICE ….</text:span></text:p>
          </draw:text-box>
        </draw:frame>
        <draw:frame draw:style-name="gr2" draw:text-style-name="P2" draw:layer="layout" svg:width="5.176cm" svg:height="0.725cm" svg:x="19.161cm" svg:y="13.954cm">
          <draw:text-box>
            <text:p text:style-name="P2"><text:span text:style-name="T1">[ALICE, BOB, CHARLIE]</text:span></text:p>
          </draw:text-box>
        </draw:frame>
        <draw:frame draw:style-name="gr2" draw:layer="layout" svg:width="3.791cm" svg:height="0.963cm" svg:x="11.795cm" svg:y="6.715cm">
          <draw:text-box>
            <text:p>Transaction</text:p>
          </draw:text-box>
        </draw:frame>
        <draw:frame draw:style-name="gr2" draw:text-style-name="P5" draw:layer="layout" svg:width="1.789cm" svg:height="0.801cm" svg:x="11.657cm" svg:y="7.858cm">
          <draw:text-box>
            <text:p><text:span text:style-name="T4">From:</text:span></text:p>
          </draw:text-box>
        </draw:frame>
        <draw:frame draw:style-name="gr2" draw:text-style-name="P5" draw:layer="layout" svg:width="1.158cm" svg:height="0.801cm" svg:x="11.668cm" svg:y="9.128cm">
          <draw:text-box>
            <text:p><text:span text:style-name="T4">To:</text:span></text:p>
          </draw:text-box>
        </draw:frame>
        <draw:frame draw:style-name="gr2" draw:text-style-name="P5" draw:layer="layout" svg:width="1.861cm" svg:height="0.801cm" svg:x="11.653cm" svg:y="10.652cm">
          <draw:text-box>
            <text:p><text:span text:style-name="T4">Value:</text:span></text:p>
          </draw:text-box>
        </draw:frame>
        <draw:frame draw:style-name="gr2" draw:text-style-name="P5" draw:layer="layout" svg:width="1.679cm" svg:height="0.801cm" svg:x="11.668cm" svg:y="12.01cm">
          <draw:text-box>
            <text:p><text:span text:style-name="T4">Data:</text:span></text:p>
          </draw:text-box>
        </draw:frame>
        <draw:frame draw:style-name="gr2" draw:text-style-name="P5" draw:layer="layout" svg:width="1.349cm" svg:height="0.801cm" svg:x="11.668cm" svg:y="13.534cm">
          <draw:text-box>
            <text:p><text:span text:style-name="T4">Sig:</text:span></text:p>
          </draw:text-box>
        </draw:frame>
        <draw:frame draw:style-name="gr2" draw:text-style-name="P2" draw:layer="layout" svg:width="2.259cm" svg:height="0.725cm" svg:x="13.355cm" svg:y="7.895cm">
          <draw:text-box>
            <text:p text:style-name="P2"><text:span text:style-name="T1">14c5f8ba</text:span></text:p>
          </draw:text-box>
        </draw:frame>
        <draw:frame draw:style-name="gr2" draw:text-style-name="P2" draw:layer="layout" svg:width="2.399cm" svg:height="0.725cm" svg:x="13.446cm" svg:y="9.165cm">
          <draw:text-box>
            <text:p text:style-name="P2"><text:span text:style-name="T1">bb75a980</text:span></text:p>
          </draw:text-box>
        </draw:frame>
        <draw:frame draw:style-name="gr2" draw:text-style-name="P2" draw:layer="layout" svg:width="0.976cm" svg:height="0.725cm" svg:x="13.46cm" svg:y="10.652cm">
          <draw:text-box>
            <text:p text:style-name="P2"><text:span text:style-name="T1">10</text:span></text:p>
          </draw:text-box>
        </draw:frame>
        <draw:frame draw:style-name="gr2" draw:text-style-name="P2" draw:layer="layout" svg:width="2.339cm" svg:height="1.199cm" svg:x="13.371cm" svg:y="12.049cm">
          <draw:text-box>
            <text:p text:style-name="P2"><text:span text:style-name="T1">2,</text:span></text:p>
            <text:p text:style-name="P2"><text:span text:style-name="T1">CHARLIE</text:span></text:p>
          </draw:text-box>
        </draw:frame>
        <draw:frame draw:style-name="gr5" draw:text-style-name="P2" draw:layer="layout" svg:width="3.516cm" svg:height="1.233cm" svg:x="13.232cm" svg:y="13.61cm">
          <draw:text-box>
            <text:p text:style-name="P2"><text:span text:style-name="T1">30452fdedb3d</text:span></text:p>
            <text:p text:style-name="P2"><text:span text:style-name="T1">f7959f2ceb8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19T17:56:43.93</meta:creation-date>
    <dc:date>2020-06-19T20:21:53.56</dc:date>
    <meta:editing-duration>PT1H24M13S</meta:editing-duration>
    <meta:editing-cycles>3</meta:editing-cycles>
    <meta:generator>OpenOffice/4.1.6$Win32 OpenOffice.org_project/416m1$Build-9790</meta:generator>
    <meta:document-statistic meta:object-count="50"/>
  </office:meta>
</office:document-meta>
</file>